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lebremos com dança</text:p>
      <text:p text:style-name="P1"/>
      <text:p text:style-name="P1"><text:span text:style-name="T1">intro:</text:span> Dm C B Gm A </text:p>
      <text:p text:style-name="P1"><text:span text:style-name="T1">Bpm: 70 (Rock)</text:span></text:p>
      <text:p text:style-name="P1"><text:span text:style-name="T1"/></text:p>
      <text:p text:style-name="P1"/>
      <text:p text:style-name="P1">Dm<text:tab/><text:tab/><text:tab/><text:tab/> <text:s text:c="13"/>C</text:p>
      <text:p text:style-name="P1">Celebremos com danças ao nosso Deus</text:p>
      <text:p text:style-name="P1"><text:tab/><text:tab/><text:tab/>B</text:p>
      <text:p text:style-name="P1">Com som de <text:span text:style-name="T2">alegria</text:span></text:p>
      <text:p text:style-name="P1"><text:span text:style-name="T2"><text:tab/><text:tab/>Gm</text:span></text:p>
      <text:p text:style-name="P1"><text:span text:style-name="T2">Com som de alegria</text:span></text:p>
      <text:p text:style-name="P1"><text:tab/> A<text:tab/> <text:s text:c="8"/>Dm</text:p>
      <text:p text:style-name="P1">E com música no ar</text:p>
      <text:p text:style-name="P1"><text:tab/><text:tab/><text:tab/> <text:s text:c="4"/>C</text:p>
      <text:p text:style-name="P1">Explodindo por toda terra</text:p>
      <text:p text:style-name="P1"><text:tab/> <text:s text:c="2"/><text:tab/><text:tab/> <text:s text:c="4"/>Bb</text:p>
      <text:p text:style-name="P1">Grandes brados de triunfo</text:p>
      <text:p text:style-name="P1"><text:tab/> <text:s text:c="14"/>Gm</text:p>
      <text:p text:style-name="P1">Grandes brados de triunfo</text:p>
      <text:p text:style-name="P1"><text:tab/>A<text:tab/><text:tab/> <text:s text:c="3"/>Dm</text:p>
      <text:p text:style-name="P1">Pois é vindo o Rei dos Reis</text:p>
      <text:p text:style-name="P1"/>
      <text:p text:style-name="P1">(2x)</text:p>
      <text:p text:style-name="P1"><text:tab/> <text:s/>Gm<text:tab/> <text:s text:c="3"/>Dm</text:p>
      <text:p text:style-name="P1">Gritai glórias – glórias</text:p>
      <text:p text:style-name="P1"><text:tab/>Gm<text:tab/>Dm<text:tab/><text:tab/></text:p>
      <text:p text:style-name="P1">E louvores – louvores<text:tab/><text:tab/></text:p>
      <text:p text:style-name="P1"><text:tab/>A#<text:tab/> <text:s text:c="5"/>A</text:p>
      <text:p text:style-name="P1">E a majestade da vinda</text:p>
      <text:p text:style-name="P1"><text:tab/> <text:s text:c="5"/>Dm</text:p>
      <text:p text:style-name="P1">Do nosso Deus</text:p>
      <text:p text:style-name="P1"/>
      <text:p text:style-name="P1">A# A Dm(na segunda vez)</text:p>
      <text:p text:style-name="P1"/>
      <text:p text:style-name="P1"/>
      <text:p text:style-name="P1">Uma igreja sem mancha e sem ruga</text:p>
      <text:p text:style-name="P1">Há de triunfar</text:p>
      <text:p text:style-name="P1">E então do céu</text:p>
      <text:p text:style-name="P1">Ao som da trombeta</text:p>
      <text:p text:style-name="P1">Voltando em glória assim será</text:p>
      <text:p text:style-name="P1">Quando o cordeiro</text:p>
      <text:p text:style-name="P1">Há de triunfar, sim, triunfar</text:p>
      <text:p text:style-name="P1">Sua igreja há de triunfar, sim, triunfar</text:p>
      <text:p text:style-name="P1">Sim há de triunf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09:10:57</meta:creation-date>
    <dc:date>2016-04-20T10:00:30</dc:date>
    <meta:editing-duration>PT19M22S</meta:editing-duration>
    <meta:editing-cycles>3</meta:editing-cycles>
    <meta:generator>OpenOffice/4.1.2$Linux OpenOffice.org_project/412m3$Build-9782</meta:generator>
    <meta:document-statistic meta:table-count="0" meta:image-count="0" meta:object-count="0" meta:page-count="1" meta:paragraph-count="38" meta:word-count="132" meta:character-count="699"/>
  </office:meta>
</office:document-meta>
</file>